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ffff00"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ffff00"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ffff00" fo:color="#0000ff"/>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fo:color="#aeaaaa"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fo:color="#aeaaaa" fo:font-style="italic"/>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fo:color="#aeaaaa"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fo:color="#aeaaaa"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fo:color="#aeaaaa"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style:style style:name="P2" style:family="paragraph">
      <style:paragraph-properties fo:line-height="100.00%" fo:text-align="left" fo:margin-left="5.40pt" fo:text-indent="-5.40pt">
        <style:tab-stops>
          <style:tab-stop style:position="462.10pt"/>
        </style:tab-stops>
      </style:paragraph-properties>
    </style:style>
    <style:style style:name="P3" style:family="paragraph">
      <style:paragraph-properties fo:line-height="100.00%" fo:text-align="center"/>
    </style:style>
    <style:style style:name="P4" style:family="paragraph">
      <style:paragraph-properties fo:line-height="100.00%" fo:text-align="left" fo:margin-left="5.40pt" fo:text-indent="-5.40pt">
        <style:tab-stops>
          <style:tab-stop style:position="462.10pt"/>
        </style:tab-stops>
      </style:paragraph-properties>
    </style:style>
    <style:style style:name="P5" style:family="paragraph">
      <style:paragraph-properties fo:line-height="100.00%" fo:text-align="left" fo:margin-left="5.40pt" fo:text-indent="-5.40pt">
        <style:tab-stops>
          <style:tab-stop style:position="462.10p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462.1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462.10pt"/>
        </style:tab-stops>
      </style:paragraph-properties>
    </style:style>
    <style:style style:name="P10" style:family="paragraph">
      <style:paragraph-properties fo:line-height="100.00%" fo:text-align="left" fo:margin-bottom="8.00pt"/>
    </style:style>
    <style:style style:name="P11" style:family="paragraph">
      <style:paragraph-properties fo:line-height="100.00%" fo:text-align="left" fo:margin-left="5.40pt" fo:text-indent="-5.40pt">
        <style:tab-stops>
          <style:tab-stop style:position="462.10pt"/>
        </style:tab-stops>
      </style:paragraph-properties>
    </style:style>
    <style:style style:name="P12" style:family="paragraph">
      <style:paragraph-properties fo:line-height="100.00%" fo:text-align="center"/>
    </style:style>
    <style:style style:name="P13" style:family="paragraph">
      <style:paragraph-properties fo:line-height="100.00%" fo:text-align="left" fo:margin-left="5.40pt" fo:text-indent="-5.40pt">
        <style:tab-stops>
          <style:tab-stop style:position="462.10pt"/>
        </style:tab-stops>
      </style:paragraph-properties>
    </style:style>
    <style:style style:name="P14" style:family="paragraph">
      <style:paragraph-properties fo:line-height="100.00%" fo:text-align="left" fo:margin-left="5.40pt" fo:text-indent="-5.40pt">
        <style:tab-stops>
          <style:tab-stop style:position="462.1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40pt" fo:text-indent="-5.40pt">
        <style:tab-stops>
          <style:tab-stop style:position="462.10p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5.40pt" fo:text-indent="-5.40pt">
        <style:tab-stops>
          <style:tab-stop style:position="462.10pt"/>
        </style:tab-stops>
      </style:paragraph-properties>
    </style:style>
    <style:style style:name="P19" style:family="paragraph">
      <style:paragraph-properties fo:line-height="100.00%" fo:text-align="left" fo:margin-bottom="8.00pt"/>
    </style:style>
    <style:style style:name="P20" style:family="paragraph">
      <style:paragraph-properties fo:line-height="100.00%" fo:text-align="left" fo:margin-left="5.40pt" fo:text-indent="-5.40pt">
        <style:tab-stops>
          <style:tab-stop style:position="462.10pt"/>
        </style:tab-stops>
      </style:paragraph-properties>
    </style:style>
    <style:style style:name="P21" style:family="paragraph">
      <style:paragraph-properties fo:line-height="100.00%" fo:text-align="center"/>
    </style:style>
    <style:style style:name="P22" style:family="paragraph">
      <style:paragraph-properties fo:line-height="100.00%" fo:text-align="left" fo:margin-left="5.40pt" fo:text-indent="-5.40pt">
        <style:tab-stops>
          <style:tab-stop style:position="462.10pt"/>
        </style:tab-stops>
      </style:paragraph-properties>
    </style:style>
    <style:style style:name="P23" style:family="paragraph">
      <style:paragraph-properties fo:line-height="100.00%" fo:text-align="left" fo:margin-left="5.40pt" fo:text-indent="-5.40pt">
        <style:tab-stops>
          <style:tab-stop style:position="462.10pt"/>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5.40pt" fo:text-indent="-5.40pt">
        <style:tab-stops>
          <style:tab-stop style:position="462.1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5.40pt" fo:text-indent="-5.40pt">
        <style:tab-stops>
          <style:tab-stop style:position="462.10pt"/>
        </style:tab-stops>
      </style:paragraph-properties>
    </style:style>
    <style:style style:name="P28" style:family="paragraph">
      <style:paragraph-properties fo:line-height="100.00%" fo:text-align="left" fo:margin-bottom="8.00pt"/>
    </style:style>
    <style:style style:name="P29" style:family="paragraph">
      <style:paragraph-properties fo:line-height="100.00%" fo:text-align="left" fo:margin-left="5.40pt" fo:text-indent="-5.40pt">
        <style:tab-stops>
          <style:tab-stop style:position="462.10pt"/>
        </style:tab-stops>
      </style:paragraph-properties>
    </style:style>
    <style:style style:name="P30" style:family="paragraph">
      <style:paragraph-properties fo:line-height="100.00%" fo:text-align="center"/>
    </style:style>
    <style:style style:name="P31" style:family="paragraph">
      <style:paragraph-properties fo:line-height="100.00%" fo:text-align="left" fo:margin-left="5.40pt" fo:text-indent="-5.40pt">
        <style:tab-stops>
          <style:tab-stop style:position="462.10pt"/>
        </style:tab-stops>
      </style:paragraph-properties>
    </style:style>
    <style:style style:name="P32" style:family="paragraph">
      <style:paragraph-properties fo:line-height="100.00%" fo:text-align="left" fo:margin-left="5.40pt" fo:text-indent="-5.40pt">
        <style:tab-stops>
          <style:tab-stop style:position="462.10p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5.40pt" fo:text-indent="-5.40pt">
        <style:tab-stops>
          <style:tab-stop style:position="462.10pt"/>
        </style:tab-stops>
      </style:paragraph-properties>
    </style:style>
    <style:style style:name="P35" style:family="paragraph">
      <style:paragraph-properties fo:line-height="100.00%" fo:text-align="left" fo:margin-left="5.40pt" fo:text-indent="-5.40pt">
        <style:tab-stops>
          <style:tab-stop style:position="462.10p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5.40pt" fo:text-indent="-5.40pt">
        <style:tab-stops>
          <style:tab-stop style:position="462.10pt"/>
        </style:tab-stops>
      </style:paragraph-properties>
    </style:style>
    <style:style style:name="P38" style:family="paragraph">
      <style:paragraph-properties fo:line-height="100.00%" fo:text-align="left" fo:margin-bottom="8.00pt"/>
    </style:style>
    <style:style style:name="P39" style:family="paragraph">
      <style:paragraph-properties fo:line-height="100.00%" fo:text-align="left" fo:margin-left="5.40pt" fo:text-indent="-5.40pt">
        <style:tab-stops>
          <style:tab-stop style:position="462.10pt"/>
        </style:tab-stops>
      </style:paragraph-properties>
    </style:style>
    <style:style style:name="P40" style:family="paragraph">
      <style:paragraph-properties fo:line-height="100.00%" fo:text-align="center"/>
    </style:style>
    <style:style style:name="P41" style:family="paragraph">
      <style:paragraph-properties fo:line-height="100.00%" fo:text-align="left" fo:margin-left="5.40pt" fo:text-indent="-5.40pt">
        <style:tab-stops>
          <style:tab-stop style:position="462.10pt"/>
        </style:tab-stops>
      </style:paragraph-properties>
    </style:style>
    <style:style style:name="P42" style:family="paragraph">
      <style:paragraph-properties fo:line-height="100.00%" fo:text-align="left" fo:margin-left="5.40pt" fo:text-indent="-5.40pt">
        <style:tab-stops>
          <style:tab-stop style:position="462.10pt"/>
        </style:tab-stops>
      </style:paragraph-properties>
    </style:style>
    <style:style style:name="P43" style:family="paragraph">
      <style:paragraph-properties fo:line-height="100.00%" fo:text-align="left"/>
    </style:style>
    <style:style style:name="P44" style:family="paragraph">
      <style:paragraph-properties fo:line-height="100.00%" fo:text-align="left" fo:margin-left="5.40pt" fo:text-indent="-5.40pt">
        <style:tab-stops>
          <style:tab-stop style:position="462.10pt"/>
        </style:tab-stops>
      </style:paragraph-properties>
    </style:style>
    <style:style style:name="P45" style:family="paragraph">
      <style:paragraph-properties fo:line-height="100.00%" fo:text-align="left"/>
    </style:style>
    <style:style style:name="P46" style:family="paragraph">
      <style:paragraph-properties fo:line-height="100.00%" fo:text-align="left" fo:margin-left="5.40pt" fo:text-indent="-5.40pt">
        <style:tab-stops>
          <style:tab-stop style:position="462.10pt"/>
        </style:tab-stops>
      </style:paragraph-properties>
    </style:style>
    <style:style style:name="P47" style:family="paragraph">
      <style:paragraph-properties fo:line-height="100.00%" fo:text-align="left" fo:margin-bottom="8.00pt"/>
    </style:style>
    <style:style style:name="TableColumn0100" style:family="table-column">
      <style:table-column-properties style:column-width="6.493056in"/>
    </style:style>
    <style:style style:name="Table01" style:family="table">
      <style:table-properties style:width="6.4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6.493056in"/>
    </style:style>
    <style:style style:name="Table02" style:family="table">
      <style:table-properties style:width="6.49305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1" style:family="table-row">
      <style:table-row-properties/>
    </style:style>
    <style:style style:name="TableCell0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2" style:family="table-row">
      <style:table-row-properties/>
    </style:style>
    <style:style style:name="TableCell02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300" style:family="table-column">
      <style:table-column-properties style:column-width="6.493056in"/>
    </style:style>
    <style:style style:name="Table03" style:family="table">
      <style:table-properties style:width="6.49305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301" style:family="table-row">
      <style:table-row-properties/>
    </style:style>
    <style:style style:name="TableCell03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302" style:family="table-row">
      <style:table-row-properties/>
    </style:style>
    <style:style style:name="TableCell03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400" style:family="table-column">
      <style:table-column-properties style:column-width="6.493056in"/>
    </style:style>
    <style:style style:name="Table04" style:family="table">
      <style:table-properties style:width="6.49305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401" style:family="table-row">
      <style:table-row-properties/>
    </style:style>
    <style:style style:name="TableCell04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402" style:family="table-row">
      <style:table-row-properties style:min-row-height="0.181944in"/>
    </style:style>
    <style:style style:name="TableCell04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500" style:family="table-column">
      <style:table-column-properties style:column-width="6.493056in"/>
    </style:style>
    <style:style style:name="Table05" style:family="table">
      <style:table-properties style:width="6.493056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501" style:family="table-row">
      <style:table-row-properties/>
    </style:style>
    <style:style style:name="TableCell05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502" style:family="table-row">
      <style:table-row-properties/>
    </style:style>
    <style:style style:name="TableCell05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text:tab/>For:<text:tab/><text:tab/></text:span><text:span text:style-name="T2">Evan Musick</text:span><text:span text:style-name="T3"/></text:p>
      <text:p text:style-name="P1"><text:span text:style-name="T3"><text:tab/>Assignment:<text:tab/></text:span><text:span text:style-name="T4">Final Project: BlackJack</text:span><text:span text:style-name="T5"/></text:p>
      <text:p text:style-name="P1"><text:span text:style-name="T5"><text:tab/>GitHub URL:<text:tab/></text:span><text:a xlink:href="https://github.com/musickevan1/CardGame21"><text:span text:style-name="T6">https://github.com/musickevan1/CardGame21</text:span></text:a><text:span text:style-name="T7"/></text:p>
      <text:p text:style-name="P1"><text:span text:style-name="T7">Student: Please answer the questions, then use the Insert, Screenshot option in Word to snip an appropriate sample of your executing program’s output. </text:span></text:p>
      <text:p text:style-name="P1"><text:span text:style-name="T7">Copy the code from your .java file(s) into the code section below. Your code should match the code submitted in GitHub.</text:span></text:p>
      <text:p text:style-name="P1"><text:span text:style-name="T7">Be sure to review your graded assignment for instructor comments!</text:span></text:p>
      <table:table table:style-name="Table01">
        <table:table-column table:style-name="TableColumn0100"/>
        <table:table-row table:style-name="TableRow0100">
          <table:table-cell table:style-name="TableCell010000">
            <text:p text:style-name="P3"><text:span text:style-name="T9">Analysis</text:span><text:span text:style-name="T10"/></text:p>
          </table:table-cell>
        </table:table-row>
        <table:table-row table:style-name="TableRow0101">
          <table:table-cell table:style-name="TableCell010100">
            <text:p text:style-name="P6"><text:span text:style-name="T11">Describe the problem, including input and output, in your own words</text:span><text:span text:style-name="T12"/></text:p>
          </table:table-cell>
        </table:table-row>
        <table:table-row table:style-name="TableRow0102">
          <table:table-cell table:style-name="TableCell010200">
            <text:p text:style-name="P8"><text:span text:style-name="T12">The problem is to create a simplified version of a card game, where the user and the house draw cards, and the goal is to get a score as close to 21 as possible without going over. The user can draw additional cards ("hit") or end the game. The house must draw cards until its score is 17 or more. The program's output includes the player's and house's scores, hands won, and hands lost.</text:span></text:p>
          </table:table-cell>
        </table:table-row>
      </table:table>
      <text:p text:style-name="P10"><text:span text:style-name="T13"/></text:p>
      <table:table table:style-name="Table02">
        <table:table-column table:style-name="TableColumn0200"/>
        <table:table-row table:style-name="TableRow0200">
          <table:table-cell table:style-name="TableCell020000">
            <text:p text:style-name="P12"><text:span text:style-name="T15">Design</text:span><text:span text:style-name="T16"/></text:p>
          </table:table-cell>
        </table:table-row>
        <table:table-row table:style-name="TableRow0201">
          <table:table-cell table:style-name="TableCell020100">
            <text:p text:style-name="P15"><text:span text:style-name="T17">Describe the major steps for problem solving</text:span><text:span text:style-name="T18"/></text:p>
          </table:table-cell>
        </table:table-row>
        <table:table-row table:style-name="TableRow0202">
          <table:table-cell table:style-name="TableCell020200">
            <text:p text:style-name="P17"><text:span text:style-name="T18">1. Create the graphical user interface (GUI) with labels, buttons, and panels for displaying the game state.</text:span></text:p>
            <text:p text:style-name="P17"><text:span text:style-name="T18">2. Initialize a deck of cards and shuffle it.</text:span></text:p>
            <text:p text:style-name="P17"><text:span text:style-name="T18">3. Implement the game logic, such as drawing cards, calculating scores, and determining the winner.</text:span></text:p>
            <text:p text:style-name="P17"><text:span text:style-name="T18">4. Update the GUI with the current game state, including the cards drawn, scores, and the number of hands won and lost.</text:span></text:p>
          </table:table-cell>
        </table:table-row>
      </table:table>
      <text:p text:style-name="P19"><text:span text:style-name="T19"/></text:p>
      <table:table table:style-name="Table03">
        <table:table-column table:style-name="TableColumn0300"/>
        <table:table-row table:style-name="TableRow0300">
          <table:table-cell table:style-name="TableCell030000">
            <text:p text:style-name="P21"><text:span text:style-name="T21">Testing</text:span><text:span text:style-name="T22"/></text:p>
          </table:table-cell>
        </table:table-row>
        <table:table-row table:style-name="TableRow0301">
          <table:table-cell table:style-name="TableCell030100">
            <text:p text:style-name="P24"><text:span text:style-name="T23">Describe your test plan</text:span><text:span text:style-name="T24"/></text:p>
          </table:table-cell>
        </table:table-row>
        <table:table-row table:style-name="TableRow0302">
          <table:table-cell table:style-name="TableCell030200">
            <text:p text:style-name="P26"><text:span text:style-name="T24">1. Start a new game and verify the initial hands of both the player and the house.</text:span></text:p>
            <text:p text:style-name="P26"><text:span text:style-name="T24">2. Test the "Hit Me" button to draw additional cards and check if the player's score updates correctly.</text:span></text:p>
            <text:p text:style-name="P26"><text:span text:style-name="T24">3. Test the Ace's scoring logic (1/11) to see if the card updates score correctly.</text:span></text:p>
            <text:p text:style-name="P26"><text:span text:style-name="T24">4. Test the "End Game" button to end the game, update the hands won or lost, and display the winner or a draw.</text:span></text:p>
            <text:p text:style-name="P26"><text:span text:style-name="T24">5. Test multiple games to ensure the deck is reshuffled and scores are reset properly.</text:span></text:p>
          </table:table-cell>
        </table:table-row>
      </table:table>
      <text:p text:style-name="P28"><text:span text:style-name="T25"/></text:p>
      <text:p text:style-name="P28"><text:span text:style-name="T25"/></text:p>
      <table:table table:style-name="Table04">
        <table:table-column table:style-name="TableColumn0400"/>
        <table:table-row table:style-name="TableRow0400">
          <table:table-cell table:style-name="TableCell040000">
            <text:p text:style-name="P30"><text:span text:style-name="T27">Screenshot(s)</text:span><text:span text:style-name="T28"/></text:p>
          </table:table-cell>
        </table:table-row>
        <table:table-row table:style-name="TableRow0401">
          <table:table-cell table:style-name="TableCell040100">
            <text:p text:style-name="P33"><text:span text:style-name="T29">Paste screen shot(s) here, within this table entry</text:span><text:span text:style-name="T30"/></text:p>
          </table:table-cell>
        </table:table-row>
        <table:table-row table:style-name="TableRow0402">
          <table:table-cell table:style-name="TableCell040200">
            <text:p text:style-name="P36"><draw:frame text:anchor-type="as-char" svg:width="152.40mm" svg:height="114.30mm" style:rel-width="scale" style:rel-height="scale"><draw:object-ole xlink:href="OleObj1"/><draw:image xlink:href="ObjectReplacements/OleObj1"/></draw:frame><text:span text:style-name="T30"/></text:p>
            <text:p text:style-name="P36"><text:span text:style-name="T30"/></text:p>
          </table:table-cell>
        </table:table-row>
      </table:table>
      <text:p text:style-name="P38"><text:span text:style-name="T31"/></text:p>
      <text:p text:style-name="P38"><text:span text:style-name="T31"/></text:p>
      <table:table table:style-name="Table05">
        <table:table-column table:style-name="TableColumn0500"/>
        <table:table-row table:style-name="TableRow0500">
          <table:table-cell table:style-name="TableCell050000">
            <text:p text:style-name="P40"><text:span text:style-name="T33">Code</text:span><text:span text:style-name="T34"/></text:p>
          </table:table-cell>
        </table:table-row>
        <table:table-row table:style-name="TableRow0501">
          <table:table-cell table:style-name="TableCell050100">
            <text:p text:style-name="P43"><text:span text:style-name="T35">Paste code here, within this table entry. Use the retain formatting option of the Paste</text:span><text:span text:style-name="T36"/></text:p>
          </table:table-cell>
        </table:table-row>
        <table:table-row table:style-name="TableRow0502">
          <table:table-cell table:style-name="TableCell050200">
            <text:p text:style-name="P45"><text:span text:style-name="T36">package com.mycompany.cardgame21;</text:span></text:p>
            <text:p text:style-name="P45"><text:span text:style-name="T36"/></text:p>
            <text:p text:style-name="P45"><text:span text:style-name="T36">import java.awt.*;</text:span></text:p>
            <text:p text:style-name="P45"><text:span text:style-name="T36">import java.awt.image.BufferedImage;</text:span></text:p>
            <text:p text:style-name="P45"><text:span text:style-name="T36">import java.io.IOException;</text:span></text:p>
            <text:p text:style-name="P45"><text:span text:style-name="T36">import java.io.InputStream;</text:span></text:p>
            <text:p text:style-name="P45"><text:span text:style-name="T36">import java.util.ArrayList;</text:span></text:p>
            <text:p text:style-name="P45"><text:span text:style-name="T36">import java.util.Collections;</text:span></text:p>
            <text:p text:style-name="P45"><text:span text:style-name="T36">import javax.imageio.ImageIO;</text:span></text:p>
            <text:p text:style-name="P45"><text:span text:style-name="T36">import javax.swing.*;</text:span></text:p>
            <text:p text:style-name="P45"><text:span text:style-name="T36"/></text:p>
            <text:p text:style-name="P45"><text:span text:style-name="T36">/*</text:span></text:p>
            <text:p text:style-name="P45"><text:span text:style-name="T36"><text:s/>* Title: Card Game 21</text:span></text:p>
            <text:p text:style-name="P45"><text:span text:style-name="T36"><text:s/>* Author: Evan Musick</text:span></text:p>
            <text:p text:style-name="P45"><text:span text:style-name="T36"><text:s/>* Date: 4/26/2023</text:span></text:p>
            <text:p text:style-name="P45"><text:span text:style-name="T36"><text:s/>* Instructor: Kirsten Markley</text:span></text:p>
            <text:p text:style-name="P45"><text:span text:style-name="T36"><text:s/>* Course: 23/SP-CIS-171-W01</text:span></text:p>
            <text:p text:style-name="P45"><text:span text:style-name="T36"><text:s/>*/</text:span></text:p>
            <text:p text:style-name="P45"><text:span text:style-name="T36"/></text:p>
            <text:p text:style-name="P45"><text:span text:style-name="T36">// CardGame21 is a simple card game that implements the core mechanics of a game of Blackjack (21).</text:span></text:p>
            <text:p text:style-name="P45"><text:span text:style-name="T36">public class CardGame21 extends JFrame {</text:span></text:p>
            <text:p text:style-name="P45"><text:span text:style-name="T36"/></text:p>
            <text:p text:style-name="P45"><text:span text:style-name="T36"><text:s text:c="4"/>// Initialize instance variables for the game state and UI components.</text:span></text:p>
            <text:p text:style-name="P45"><text:span text:style-name="T36"><text:s text:c="4"/>private ArrayList&lt;String&gt; deck;</text:span></text:p>
            <text:p text:style-name="P45"><text:span text:style-name="T36"><text:s text:c="4"/>private ArrayList&lt;String&gt; playerCards;</text:span></text:p>
            <text:p text:style-name="P45"><text:span text:style-name="T36"><text:s text:c="4"/>private ArrayList&lt;String&gt; houseCards;</text:span></text:p>
            <text:p text:style-name="P45"><text:span text:style-name="T36"><text:s text:c="4"/>private int playerScore, houseScore;</text:span></text:p>
            <text:p text:style-name="P45"><text:span text:style-name="T36"><text:s text:c="4"/>private int handsWon, handsLost;</text:span></text:p>
            <text:p text:style-name="P45"><text:span text:style-name="T36"><text:s text:c="4"/>private JPanel playerPanel, housePanel;</text:span></text:p>
            <text:p text:style-name="P45"><text:span text:style-name="T36"><text:s text:c="4"/>private JLabel lblHandsWon, lblHandsLost, lblPlayerScore, lblHouseScore;</text:span></text:p>
            <text:p text:style-name="P45"><text:span text:style-name="T36"/></text:p>
            <text:p text:style-name="P45"><text:span text:style-name="T36"><text:s text:c="4"/>public static void main(String[] args) {</text:span></text:p>
            <text:p text:style-name="P45"><text:span text:style-name="T36"><text:s text:c="8"/>// Launch the game on the Event Dispatch Thread (EDT).</text:span></text:p>
            <text:p text:style-name="P45"><text:span text:style-name="T36"><text:s text:c="8"/>EventQueue.invokeLater(() -&gt; {</text:span></text:p>
            <text:p text:style-name="P45"><text:span text:style-name="T36"><text:s text:c="12"/>try {</text:span></text:p>
            <text:p text:style-name="P45"><text:span text:style-name="T36"><text:s text:c="16"/>CardGame21 frame = new CardGame21();</text:span></text:p>
            <text:p text:style-name="P45"><text:span text:style-name="T36"><text:s text:c="16"/>frame.setVisible(true);</text:span></text:p>
            <text:p text:style-name="P45"><text:span text:style-name="T36"><text:s text:c="12"/>} catch (Exception e) {</text:span></text:p>
            <text:p text:style-name="P45"><text:span text:style-name="T36"><text:s text:c="16"/>e.printStackTrace();</text:span></text:p>
            <text:p text:style-name="P45"><text:span text:style-name="T36"><text:s text:c="12"/>}</text:span></text:p>
            <text:p text:style-name="P45"><text:span text:style-name="T36"><text:s text:c="8"/>});</text:span></text:p>
            <text:p text:style-name="P45"><text:span text:style-name="T36"><text:s text:c="4"/>}</text:span></text:p>
            <text:p text:style-name="P45"><text:span text:style-name="T36"/></text:p>
            <text:p text:style-name="P45"><text:span text:style-name="T36"><text:s text:c="4"/>// Constructor for the CardGame21 class.</text:span></text:p>
            <text:p text:style-name="P45"><text:span text:style-name="T36"><text:s text:c="4"/>public CardGame21() {</text:span></text:p>
            <text:p text:style-name="P45"><text:span text:style-name="T36"><text:s text:c="8"/>setTitle("Card Game 21");</text:span></text:p>
            <text:p text:style-name="P45"><text:span text:style-name="T36"><text:s text:c="8"/>setDefaultCloseOperation(JFrame.EXIT_ON_CLOSE);</text:span></text:p>
            <text:p text:style-name="P45"><text:span text:style-name="T36"><text:s text:c="8"/>setSize(800, 600);</text:span></text:p>
            <text:p text:style-name="P45"><text:span text:style-name="T36"><text:s text:c="8"/>setLayout(new BorderLayout());</text:span></text:p>
            <text:p text:style-name="P45"><text:span text:style-name="T36"/></text:p>
            <text:p text:style-name="P45"><text:span text:style-name="T36"><text:s text:c="8"/>initialize();</text:span></text:p>
            <text:p text:style-name="P45"><text:span text:style-name="T36"><text:s text:c="4"/>}</text:span></text:p>
            <text:p text:style-name="P45"><text:span text:style-name="T36"><text:s text:c="4"/></text:span></text:p>
            <text:p text:style-name="P45"><text:span text:style-name="T36"><text:s text:c="4"/>// Method to load a custom font from a resource file.</text:span></text:p>
            <text:p text:style-name="P45"><text:span text:style-name="T36"><text:s text:c="4"/>private Font loadCustomFont(String fontPath, float fontSize) {</text:span></text:p>
            <text:p text:style-name="P45"><text:span text:style-name="T36"><text:s text:c="8"/>try {</text:span></text:p>
            <text:p text:style-name="P45"><text:span text:style-name="T36"><text:s text:c="12"/>InputStream fontInputStream = getClass().getResourceAsStream(fontPath);</text:span></text:p>
            <text:p text:style-name="P45"><text:span text:style-name="T36"><text:s text:c="12"/>Font customFont = Font.createFont(Font.TRUETYPE_FONT, fontInputStream);</text:span></text:p>
            <text:p text:style-name="P45"><text:span text:style-name="T36"><text:s text:c="12"/>return customFont.deriveFont(fontSize);</text:span></text:p>
            <text:p text:style-name="P45"><text:span text:style-name="T36"><text:s text:c="8"/>} catch (IOException | FontFormatException e) {</text:span></text:p>
            <text:p text:style-name="P45"><text:span text:style-name="T36"><text:s text:c="12"/>System.err.println("Error loading custom font: " + e.getMessage());</text:span></text:p>
            <text:p text:style-name="P45"><text:span text:style-name="T36"><text:s text:c="12"/>return new Font("Arial", Font.PLAIN, (int)fontSize);</text:span></text:p>
            <text:p text:style-name="P45"><text:span text:style-name="T36"><text:s text:c="8"/>}</text:span></text:p>
            <text:p text:style-name="P45"><text:span text:style-name="T36"><text:s text:c="4"/>}</text:span></text:p>
            <text:p text:style-name="P45"><text:span text:style-name="T36"/></text:p>
            <text:p text:style-name="P45"><text:span text:style-name="T36"><text:s text:c="4"/>// Initialize the game UI and state.</text:span></text:p>
            <text:p text:style-name="P45"><text:span text:style-name="T36"><text:s text:c="4"/>private void initialize() {</text:span></text:p>
            <text:p text:style-name="P45"><text:span text:style-name="T36"><text:s text:c="8"/>// Set up the main panel with a border layout and a border.</text:span></text:p>
            <text:p text:style-name="P45"><text:span text:style-name="T36"><text:s text:c="8"/>JPanel mainPanel = new JPanel(new BorderLayout());</text:span></text:p>
            <text:p text:style-name="P45"><text:span text:style-name="T36"><text:s text:c="8"/>mainPanel.setBorder(BorderFactory.createEmptyBorder(20, 20, 20, 20));</text:span></text:p>
            <text:p text:style-name="P45"><text:span text:style-name="T36"><text:s text:c="8"/>mainPanel.setOpaque(false);</text:span></text:p>
            <text:p text:style-name="P45"><text:span text:style-name="T36"><text:s text:c="8"/>getContentPane().add(mainPanel, BorderLayout.CENTER);</text:span></text:p>
            <text:p text:style-name="P45"><text:span text:style-name="T36"><text:s text:c="8"/></text:span></text:p>
            <text:p text:style-name="P45"><text:span text:style-name="T36"><text:s text:c="8"/>// Initialize player and house card arrays.</text:span></text:p>
            <text:p text:style-name="P45"><text:span text:style-name="T36"><text:s text:c="8"/>playerCards = new ArrayList&lt;&gt;();</text:span></text:p>
            <text:p text:style-name="P45"><text:span text:style-name="T36"><text:s text:c="8"/>houseCards = new ArrayList&lt;&gt;();</text:span></text:p>
            <text:p text:style-name="P45"><text:span text:style-name="T36"/></text:p>
            <text:p text:style-name="P45"><text:span text:style-name="T36"><text:s text:c="8"/>// Set up the top panel with labels for hands won, hands lost, player score, and house score.</text:span></text:p>
            <text:p text:style-name="P45"><text:span text:style-name="T36"><text:s text:c="8"/>JPanel topPanel = new JPanel(new GridLayout(1, 2));</text:span></text:p>
            <text:p text:style-name="P45"><text:span text:style-name="T36"><text:s text:c="8"/>topPanel.setOpaque(false);</text:span></text:p>
            <text:p text:style-name="P45"><text:span text:style-name="T36"><text:s text:c="8"/>lblHandsWon = new JLabel("Hands Won: " + handsWon);</text:span></text:p>
            <text:p text:style-name="P45"><text:span text:style-name="T36"><text:s text:c="8"/>lblHandsLost = new JLabel("Hands Lost: " + handsLost);</text:span></text:p>
            <text:p text:style-name="P45"><text:span text:style-name="T36"><text:s text:c="8"/>lblPlayerScore = new JLabel("Player Score: 0");</text:span></text:p>
            <text:p text:style-name="P45"><text:span text:style-name="T36"><text:s text:c="8"/>lblHouseScore = new JLabel("House Score: 0");</text:span></text:p>
            <text:p text:style-name="P45"><text:span text:style-name="T36"><text:s text:c="8"/>topPanel.add(lblHandsWon);</text:span></text:p>
            <text:p text:style-name="P45"><text:span text:style-name="T36"><text:s text:c="8"/>topPanel.add(lblPlayerScore);</text:span></text:p>
            <text:p text:style-name="P45"><text:span text:style-name="T36"><text:s text:c="8"/>topPanel.add(lblHouseScore);</text:span></text:p>
            <text:p text:style-name="P45"><text:span text:style-name="T36"><text:s text:c="8"/>topPanel.add(lblHandsLost);</text:span></text:p>
            <text:p text:style-name="P45"><text:span text:style-name="T36"><text:s text:c="8"/>mainPanel.add(topPanel, BorderLayout.NORTH);</text:span></text:p>
            <text:p text:style-name="P45"><text:span text:style-name="T36"/></text:p>
            <text:p text:style-name="P45"><text:span text:style-name="T36"><text:s text:c="8"/>// Set up the center panel with player and house card display areas.</text:span></text:p>
            <text:p text:style-name="P45"><text:span text:style-name="T36"><text:s text:c="8"/>JPanel centerPanel = new JPanel(new GridLayout(1, 2, 20, 0));</text:span></text:p>
            <text:p text:style-name="P45"><text:span text:style-name="T36"><text:s text:c="8"/>centerPanel.setOpaque(false);</text:span></text:p>
            <text:p text:style-name="P45"><text:span text:style-name="T36"><text:s text:c="8"/>playerPanel = new JPanel();</text:span></text:p>
            <text:p text:style-name="P45"><text:span text:style-name="T36"><text:s text:c="8"/>playerPanel.setBorder(BorderFactory.createTitledBorder("Player"));</text:span></text:p>
            <text:p text:style-name="P45"><text:span text:style-name="T36"><text:s text:c="8"/>playerPanel.setOpaque(false);</text:span></text:p>
            <text:p text:style-name="P45"><text:span text:style-name="T36"><text:s text:c="8"/>housePanel = new JPanel();</text:span></text:p>
            <text:p text:style-name="P45"><text:span text:style-name="T36"><text:s text:c="8"/>housePanel.setBorder(BorderFactory.createTitledBorder("House"));</text:span></text:p>
            <text:p text:style-name="P45"><text:span text:style-name="T36"><text:s text:c="8"/>housePanel.setOpaque(false);</text:span></text:p>
            <text:p text:style-name="P45"><text:span text:style-name="T36"><text:s text:c="8"/>centerPanel.add(playerPanel);</text:span></text:p>
            <text:p text:style-name="P45"><text:span text:style-name="T36"><text:s text:c="8"/>centerPanel.add(housePanel);</text:span></text:p>
            <text:p text:style-name="P45"><text:span text:style-name="T36"><text:s text:c="8"/>mainPanel.add(centerPanel, BorderLayout.CENTER);</text:span></text:p>
            <text:p text:style-name="P45"><text:span text:style-name="T36"/></text:p>
            <text:p text:style-name="P45"><text:span text:style-name="T36"><text:s text:c="8"/>// Set up the bottom panel with buttons for starting a new game, hitting, and ending the game.</text:span></text:p>
            <text:p text:style-name="P45"><text:span text:style-name="T36"><text:s text:c="8"/>JPanel bottomPanel = new JPanel();</text:span></text:p>
            <text:p text:style-name="P45"><text:span text:style-name="T36"><text:s text:c="8"/>bottomPanel.setOpaque(false);</text:span></text:p>
            <text:p text:style-name="P45"><text:span text:style-name="T36"><text:s text:c="8"/>JButton btnNewGame = new JButton("New Game");</text:span></text:p>
            <text:p text:style-name="P45"><text:span text:style-name="T36"><text:s text:c="8"/>btnNewGame.addActionListener(e -&gt; newGame());</text:span></text:p>
            <text:p text:style-name="P45"><text:span text:style-name="T36"><text:s text:c="8"/>JButton btnHitMe = new JButton("Hit Me");</text:span></text:p>
            <text:p text:style-name="P45"><text:span text:style-name="T36"><text:s text:c="8"/>btnHitMe.addActionListener(e -&gt; hitPlayer());</text:span></text:p>
            <text:p text:style-name="P45"><text:span text:style-name="T36"><text:s text:c="8"/>JButton btnEndGame = new JButton("End Game");</text:span></text:p>
            <text:p text:style-name="P45"><text:span text:style-name="T36"><text:s text:c="8"/>btnEndGame.addActionListener(e -&gt; endGame());</text:span></text:p>
            <text:p text:style-name="P45"><text:span text:style-name="T36"><text:s text:c="8"/>bottomPanel.add(btnNewGame);</text:span></text:p>
            <text:p text:style-name="P45"><text:span text:style-name="T36"><text:s text:c="8"/>bottomPanel.add(btnHitMe);</text:span></text:p>
            <text:p text:style-name="P45"><text:span text:style-name="T36"><text:s text:c="8"/>bottomPanel.add(btnEndGame);</text:span></text:p>
            <text:p text:style-name="P45"><text:span text:style-name="T36"><text:s text:c="8"/>mainPanel.add(bottomPanel, BorderLayout.SOUTH);</text:span></text:p>
            <text:p text:style-name="P45"><text:span text:style-name="T36"/></text:p>
            <text:p text:style-name="P45"><text:span text:style-name="T36"><text:s text:c="8"/>// Load custom font and apply it to game text and buttons.</text:span></text:p>
            <text:p text:style-name="P45"><text:span text:style-name="T36"><text:s text:c="8"/>Font customFont = loadCustomFont("/Roboto-Regular.ttf", 18);</text:span></text:p>
            <text:p text:style-name="P45"><text:span text:style-name="T36"><text:s text:c="8"/>btnNewGame.setFont(customFont);</text:span></text:p>
            <text:p text:style-name="P45"><text:span text:style-name="T36"><text:s text:c="8"/>btnHitMe.setFont(customFont);</text:span></text:p>
            <text:p text:style-name="P45"><text:span text:style-name="T36"><text:s text:c="8"/>btnEndGame.setFont(customFont);</text:span></text:p>
            <text:p text:style-name="P45"><text:span text:style-name="T36"><text:s text:c="8"/>lblHandsWon.setFont(customFont);</text:span></text:p>
            <text:p text:style-name="P45"><text:span text:style-name="T36"><text:s text:c="8"/>lblPlayerScore.setFont(customFont);</text:span></text:p>
            <text:p text:style-name="P45"><text:span text:style-name="T36"><text:s text:c="8"/>lblHouseScore.setFont(customFont);</text:span></text:p>
            <text:p text:style-name="P45"><text:span text:style-name="T36"><text:s text:c="8"/>lblHandsLost.setFont(customFont);</text:span></text:p>
            <text:p text:style-name="P45"><text:span text:style-name="T36"/></text:p>
            <text:p text:style-name="P45"><text:span text:style-name="T36"><text:s text:c="8"/>// Set foreground color for labels and buttons.</text:span></text:p>
            <text:p text:style-name="P45"><text:span text:style-name="T36"><text:s text:c="8"/>Color foregroundColor = new Color(255, 255, 255);</text:span></text:p>
            <text:p text:style-name="P45"><text:span text:style-name="T36"><text:s text:c="8"/>btnNewGame.setForeground(foregroundColor);</text:span></text:p>
            <text:p text:style-name="P45"><text:span text:style-name="T36"><text:s text:c="8"/>btnHitMe.setForeground(foregroundColor);</text:span></text:p>
            <text:p text:style-name="P45"><text:span text:style-name="T36"><text:s text:c="8"/>btnEndGame.setForeground(foregroundColor);</text:span></text:p>
            <text:p text:style-name="P45"><text:span text:style-name="T36"><text:s text:c="8"/>lblHandsWon.setForeground(foregroundColor);</text:span></text:p>
            <text:p text:style-name="P45"><text:span text:style-name="T36"><text:s text:c="8"/>lblPlayerScore.setForeground(foregroundColor);</text:span></text:p>
            <text:p text:style-name="P45"><text:span text:style-name="T36"><text:s text:c="8"/>lblHouseScore.setForeground(foregroundColor);</text:span></text:p>
            <text:p text:style-name="P45"><text:span text:style-name="T36"><text:s text:c="8"/>lblHandsLost.setForeground(foregroundColor);</text:span></text:p>
            <text:p text:style-name="P45"><text:span text:style-name="T36"/></text:p>
            <text:p text:style-name="P45"><text:span text:style-name="T36"><text:s text:c="8"/>// Set background color for buttons.</text:span></text:p>
            <text:p text:style-name="P45"><text:span text:style-name="T36"><text:s text:c="8"/>Color buttonColor = new Color(70, 130, 180);</text:span></text:p>
            <text:p text:style-name="P45"><text:span text:style-name="T36"><text:s text:c="8"/>btnNewGame.setBackground(buttonColor);</text:span></text:p>
            <text:p text:style-name="P45"><text:span text:style-name="T36"><text:s text:c="8"/>btnHitMe.setBackground(buttonColor);</text:span></text:p>
            <text:p text:style-name="P45"><text:span text:style-name="T36"><text:s text:c="8"/>btnEndGame.setBackground(buttonColor);</text:span></text:p>
            <text:p text:style-name="P45"><text:span text:style-name="T36"/></text:p>
            <text:p text:style-name="P45"><text:span text:style-name="T36"><text:s text:c="8"/>// Set background color for the main frame.</text:span></text:p>
            <text:p text:style-name="P45"><text:span text:style-name="T36"><text:s text:c="8"/>getContentPane().setBackground(new Color(10, 45, 80));</text:span></text:p>
            <text:p text:style-name="P45"><text:span text:style-name="T36"/></text:p>
            <text:p text:style-name="P45"><text:span text:style-name="T36"><text:s text:c="8"/>newGame();</text:span></text:p>
            <text:p text:style-name="P45"><text:span text:style-name="T36"><text:s text:c="4"/>}</text:span></text:p>
            <text:p text:style-name="P45"><text:span text:style-name="T36"/></text:p>
            <text:p text:style-name="P45"><text:span text:style-name="T36"><text:s text:c="4"/>// Start a new game by creating and shuffling a deck, and dealing two cards to the player and house.</text:span></text:p>
            <text:p text:style-name="P45"><text:span text:style-name="T36"><text:s text:c="4"/>private void newGame() {</text:span></text:p>
            <text:p text:style-name="P45"><text:span text:style-name="T36"><text:s text:c="8"/>deck = createDeck();</text:span></text:p>
            <text:p text:style-name="P45"><text:span text:style-name="T36"><text:s text:c="8"/>Collections.shuffle(deck);</text:span></text:p>
            <text:p text:style-name="P45"><text:span text:style-name="T36"><text:s text:c="8"/>playerPanel.removeAll();</text:span></text:p>
            <text:p text:style-name="P45"><text:span text:style-name="T36"><text:s text:c="8"/>housePanel.removeAll();</text:span></text:p>
            <text:p text:style-name="P45"><text:span text:style-name="T36"><text:s text:c="8"/>playerCards.clear();</text:span></text:p>
            <text:p text:style-name="P45"><text:span text:style-name="T36"><text:s text:c="8"/>houseCards.clear();</text:span></text:p>
            <text:p text:style-name="P45"><text:span text:style-name="T36"/></text:p>
            <text:p text:style-name="P45"><text:span text:style-name="T36"><text:s text:c="8"/>// Deal two cards to the player.</text:span></text:p>
            <text:p text:style-name="P45"><text:span text:style-name="T36"><text:s text:c="8"/>for (int i = 0; i &lt; 2; i++) {</text:span></text:p>
            <text:p text:style-name="P45"><text:span text:style-name="T36"><text:s text:c="12"/>String card = deck.remove(0);</text:span></text:p>
            <text:p text:style-name="P45"><text:span text:style-name="T36"><text:s text:c="12"/>playerPanel.add(new JLabel(loadImage(card)));</text:span></text:p>
            <text:p text:style-name="P45"><text:span text:style-name="T36"><text:s text:c="12"/>playerCards.add(card);</text:span></text:p>
            <text:p text:style-name="P45"><text:span text:style-name="T36"><text:s text:c="8"/>}</text:span></text:p>
            <text:p text:style-name="P45"><text:span text:style-name="T36"><text:s text:c="8"/>// Deal two cards to the house.</text:span></text:p>
            <text:p text:style-name="P45"><text:span text:style-name="T36"><text:s text:c="8"/>for (int i = 0; i &lt; 2; i++) {</text:span></text:p>
            <text:p text:style-name="P45"><text:span text:style-name="T36"><text:s text:c="12"/>String card = deck.remove(0);</text:span></text:p>
            <text:p text:style-name="P45"><text:span text:style-name="T36"><text:s text:c="12"/>housePanel.add(new JLabel(loadImage(card)));</text:span></text:p>
            <text:p text:style-name="P45"><text:span text:style-name="T36"><text:s text:c="12"/>houseCards.add(card);</text:span></text:p>
            <text:p text:style-name="P45"><text:span text:style-name="T36"><text:s text:c="8"/>}</text:span></text:p>
            <text:p text:style-name="P45"><text:span text:style-name="T36"/></text:p>
            <text:p text:style-name="P45"><text:span text:style-name="T36"><text:s text:c="8"/>playerScore = calculateScore(playerCards);</text:span></text:p>
            <text:p text:style-name="P45"><text:span text:style-name="T36"><text:s text:c="8"/>houseScore = calculateScore(houseCards);</text:span></text:p>
            <text:p text:style-name="P45"><text:span text:style-name="T36"/></text:p>
            <text:p text:style-name="P45"><text:span text:style-name="T36"><text:s text:c="8"/>revalidate();</text:span></text:p>
            <text:p text:style-name="P45"><text:span text:style-name="T36"><text:s text:c="8"/>repaint();</text:span></text:p>
            <text:p text:style-name="P45"><text:span text:style-name="T36"><text:s text:c="8"/>updateScores(lblPlayerScore, lblHouseScore);</text:span></text:p>
            <text:p text:style-name="P45"><text:span text:style-name="T36"><text:s text:c="4"/>}</text:span></text:p>
            <text:p text:style-name="P45"><text:span text:style-name="T36"/></text:p>
            <text:p text:style-name="P45"><text:span text:style-name="T36"><text:s text:c="4"/>// Update the player and house scores in the UI.</text:span></text:p>
            <text:p text:style-name="P45"><text:span text:style-name="T36"><text:s text:c="4"/>private void updateScores(JLabel lblPlayerScore, JLabel lblHouseScore) {</text:span></text:p>
            <text:p text:style-name="P45"><text:span text:style-name="T36"><text:s text:c="8"/>lblPlayerScore.setText("Player Score: " + playerScore);</text:span></text:p>
            <text:p text:style-name="P45"><text:span text:style-name="T36"><text:s text:c="8"/>lblHouseScore.setText("House Score: " + houseScore);</text:span></text:p>
            <text:p text:style-name="P45"><text:span text:style-name="T36"><text:s text:c="4"/>}</text:span></text:p>
            <text:p text:style-name="P45"><text:span text:style-name="T36"/></text:p>
            <text:p text:style-name="P45"><text:span text:style-name="T36"><text:s text:c="4"/>// Give the player another card and update the game state.</text:span></text:p>
            <text:p text:style-name="P45"><text:span text:style-name="T36"><text:s text:c="4"/>private void hitPlayer() {</text:span></text:p>
            <text:p text:style-name="P45"><text:span text:style-name="T36"><text:s text:c="8"/>String card = deck.remove(0);</text:span></text:p>
            <text:p text:style-name="P45"><text:span text:style-name="T36"><text:s text:c="8"/>playerPanel.add(new JLabel(loadImage(card)));</text:span></text:p>
            <text:p text:style-name="P45"><text:span text:style-name="T36"><text:s text:c="8"/>playerCards.add(card);</text:span></text:p>
            <text:p text:style-name="P45"><text:span text:style-name="T36"><text:s text:c="8"/>playerScore = calculateScore(playerCards);</text:span></text:p>
            <text:p text:style-name="P45"><text:span text:style-name="T36"/></text:p>
            <text:p text:style-name="P45"><text:span text:style-name="T36"><text:s text:c="8"/>lblPlayerScore.setText("Player Score: " + playerScore);</text:span></text:p>
            <text:p text:style-name="P45"><text:span text:style-name="T36"><text:s text:c="8"/>revalidate();</text:span></text:p>
            <text:p text:style-name="P45"><text:span text:style-name="T36"><text:s text:c="8"/>repaint();</text:span></text:p>
            <text:p text:style-name="P45"><text:span text:style-name="T36"/></text:p>
            <text:p text:style-name="P45"><text:span text:style-name="T36"><text:s text:c="8"/>// End the game if the player busts (score over 21).</text:span></text:p>
            <text:p text:style-name="P45"><text:span text:style-name="T36"><text:s text:c="15"/>if (playerScore &gt; 21) {</text:span></text:p>
            <text:p text:style-name="P45"><text:span text:style-name="T36"><text:s text:c="12"/>endGame(); // End the game if the player busts</text:span></text:p>
            <text:p text:style-name="P45"><text:span text:style-name="T36"><text:s text:c="8"/>}</text:span></text:p>
            <text:p text:style-name="P45"><text:span text:style-name="T36"><text:s text:c="4"/>}</text:span></text:p>
            <text:p text:style-name="P45"><text:span text:style-name="T36"/></text:p>
            <text:p text:style-name="P45"><text:span text:style-name="T36"><text:s text:c="4"/>// End the game, calculate the final scores, and update the win/loss record.</text:span></text:p>
            <text:p text:style-name="P45"><text:span text:style-name="T36"><text:s text:c="4"/>private void endGame() {</text:span></text:p>
            <text:p text:style-name="P45"><text:span text:style-name="T36"><text:s text:c="8"/>// The house draws cards until its score is 17 or higher.</text:span></text:p>
            <text:p text:style-name="P45"><text:span text:style-name="T36"><text:s text:c="8"/>while (houseScore &lt; 17) {</text:span></text:p>
            <text:p text:style-name="P45"><text:span text:style-name="T36"><text:s text:c="12"/>String card = deck.remove(0);</text:span></text:p>
            <text:p text:style-name="P45"><text:span text:style-name="T36"><text:s text:c="12"/>housePanel.add(new JLabel(loadImage(card)));</text:span></text:p>
            <text:p text:style-name="P45"><text:span text:style-name="T36"><text:s text:c="12"/>houseCards.add(card);</text:span></text:p>
            <text:p text:style-name="P45"><text:span text:style-name="T36"><text:s text:c="12"/>houseScore = calculateScore(houseCards);</text:span></text:p>
            <text:p text:style-name="P45"><text:span text:style-name="T36"><text:s text:c="8"/>}</text:span></text:p>
            <text:p text:style-name="P45"><text:span text:style-name="T36"/></text:p>
            <text:p text:style-name="P45"><text:span text:style-name="T36"><text:s text:c="8"/>lblHouseScore.setText("House Score: " + houseScore);</text:span></text:p>
            <text:p text:style-name="P45"><text:span text:style-name="T36"><text:s text:c="8"/>revalidate();</text:span></text:p>
            <text:p text:style-name="P45"><text:span text:style-name="T36"><text:s text:c="8"/>repaint();</text:span></text:p>
            <text:p text:style-name="P45"><text:span text:style-name="T36"/></text:p>
            <text:p text:style-name="P45"><text:span text:style-name="T36"><text:s text:c="8"/>// Determine the game outcome and update the win/loss record accordingly.</text:span></text:p>
            <text:p text:style-name="P45"><text:span text:style-name="T36"><text:s text:c="8"/>if (playerScore &gt; 21 || (houseScore &lt;= 21 &amp;&amp; houseScore &gt; playerScore)) {</text:span></text:p>
            <text:p text:style-name="P45"><text:span text:style-name="T36"><text:s text:c="12"/>handsLost++;</text:span></text:p>
            <text:p text:style-name="P45"><text:span text:style-name="T36"><text:s text:c="12"/>lblHandsLost.setText("Hands lost: " + handsLost);</text:span></text:p>
            <text:p text:style-name="P45"><text:span text:style-name="T36"><text:s text:c="12"/>JOptionPane.showMessageDialog(this, "House wins!");</text:span></text:p>
            <text:p text:style-name="P45"><text:span text:style-name="T36"><text:s text:c="8"/>} else if (houseScore &gt; 21 || playerScore &gt; houseScore) {</text:span></text:p>
            <text:p text:style-name="P45"><text:span text:style-name="T36"><text:s text:c="12"/>handsWon++;</text:span></text:p>
            <text:p text:style-name="P45"><text:span text:style-name="T36"><text:s text:c="12"/>lblHandsWon.setText("Hands won: " + handsWon);</text:span></text:p>
            <text:p text:style-name="P45"><text:span text:style-name="T36"><text:s text:c="12"/>JOptionPane.showMessageDialog(this, "Player wins!");</text:span></text:p>
            <text:p text:style-name="P45"><text:span text:style-name="T36"><text:s text:c="8"/>} else {</text:span></text:p>
            <text:p text:style-name="P45"><text:span text:style-name="T36"><text:s text:c="12"/>JOptionPane.showMessageDialog(this, "It's a draw!");</text:span></text:p>
            <text:p text:style-name="P45"><text:span text:style-name="T36"><text:s text:c="8"/>}</text:span></text:p>
            <text:p text:style-name="P45"><text:span text:style-name="T36"><text:s text:c="8"/>newGame();</text:span></text:p>
            <text:p text:style-name="P45"><text:span text:style-name="T36"><text:s text:c="4"/>}</text:span></text:p>
            <text:p text:style-name="P45"><text:span text:style-name="T36"/></text:p>
            <text:p text:style-name="P45"><text:span text:style-name="T36"><text:s text:c="4"/>// Create a new deck of 52 playing cards.</text:span></text:p>
            <text:p text:style-name="P45"><text:span text:style-name="T36"><text:s text:c="4"/>private ArrayList&lt;String&gt; createDeck() {</text:span></text:p>
            <text:p text:style-name="P45"><text:span text:style-name="T36"><text:s text:c="8"/>ArrayList&lt;String&gt; deck = new ArrayList&lt;&gt;();</text:span></text:p>
            <text:p text:style-name="P45"><text:span text:style-name="T36"><text:s text:c="8"/>String[] suits = {"c", "d", "h", "s"};</text:span></text:p>
            <text:p text:style-name="P45"><text:span text:style-name="T36"><text:s text:c="8"/>for (String suit : suits) {</text:span></text:p>
            <text:p text:style-name="P45"><text:span text:style-name="T36"><text:s text:c="12"/>for (int i = 1; i &lt;= 10; i++) {</text:span></text:p>
            <text:p text:style-name="P45"><text:span text:style-name="T36"><text:s text:c="16"/>deck.add(suit + i);</text:span></text:p>
            <text:p text:style-name="P45"><text:span text:style-name="T36"><text:s text:c="12"/>}</text:span></text:p>
            <text:p text:style-name="P45"><text:span text:style-name="T36"><text:s text:c="12"/>deck.add(suit + "j");</text:span></text:p>
            <text:p text:style-name="P45"><text:span text:style-name="T36"><text:s text:c="12"/>deck.add(suit + "q");</text:span></text:p>
            <text:p text:style-name="P45"><text:span text:style-name="T36"><text:s text:c="12"/>deck.add(suit + "k");</text:span></text:p>
            <text:p text:style-name="P45"><text:span text:style-name="T36"><text:s text:c="8"/>}</text:span></text:p>
            <text:p text:style-name="P45"><text:span text:style-name="T36"><text:s text:c="8"/>return deck;</text:span></text:p>
            <text:p text:style-name="P45"><text:span text:style-name="T36"><text:s text:c="4"/>}</text:span></text:p>
            <text:p text:style-name="P45"><text:span text:style-name="T36"/></text:p>
            <text:p text:style-name="P45"><text:span text:style-name="T36"><text:s text:c="4"/>// Determine the value of a card for scoring purposes.</text:span></text:p>
            <text:p text:style-name="P45"><text:span text:style-name="T36"><text:s text:c="4"/>private int cardValue(String card) {</text:span></text:p>
            <text:p text:style-name="P45"><text:span text:style-name="T36"><text:s text:c="8"/>String value = card.substring(1);</text:span></text:p>
            <text:p text:style-name="P45"><text:span text:style-name="T36"><text:s text:c="8"/>if (value.equals("a")) {</text:span></text:p>
            <text:p text:style-name="P45"><text:span text:style-name="T36"><text:s text:c="12"/>return 1; // Return 1 for Ace</text:span></text:p>
            <text:p text:style-name="P45"><text:span text:style-name="T36"><text:s text:c="8"/>}</text:span></text:p>
            <text:p text:style-name="P45"><text:span text:style-name="T36"><text:s text:c="8"/>try {</text:span></text:p>
            <text:p text:style-name="P45"><text:span text:style-name="T36"><text:s text:c="12"/>return Integer.parseInt(value);</text:span></text:p>
            <text:p text:style-name="P45"><text:span text:style-name="T36"><text:s text:c="8"/>} catch (NumberFormatException e) {</text:span></text:p>
            <text:p text:style-name="P45"><text:span text:style-name="T36"><text:s text:c="12"/>return 10;</text:span></text:p>
            <text:p text:style-name="P45"><text:span text:style-name="T36"><text:s text:c="8"/>}</text:span></text:p>
            <text:p text:style-name="P45"><text:span text:style-name="T36"><text:s text:c="4"/>}</text:span></text:p>
            <text:p text:style-name="P45"><text:span text:style-name="T36"/></text:p>
            <text:p text:style-name="P45"><text:span text:style-name="T36"><text:s text:c="4"/>// Calculate the score for a given hand of cards.</text:span></text:p>
            <text:p text:style-name="P45"><text:span text:style-name="T36"><text:s text:c="4"/>private int calculateScore(ArrayList&lt;String&gt; cards) {</text:span></text:p>
            <text:p text:style-name="P45"><text:span text:style-name="T36"><text:s text:c="8"/>int score = 0;</text:span></text:p>
            <text:p text:style-name="P45"><text:span text:style-name="T36"><text:s text:c="8"/>int aces = 0;</text:span></text:p>
            <text:p text:style-name="P45"><text:span text:style-name="T36"/></text:p>
            <text:p text:style-name="P45"><text:span text:style-name="T36"><text:s text:c="8"/>for (String card : cards) {</text:span></text:p>
            <text:p text:style-name="P45"><text:span text:style-name="T36"><text:s text:c="12"/>int cardValue = cardValue(card);</text:span></text:p>
            <text:p text:style-name="P45"><text:span text:style-name="T36"><text:s text:c="12"/>score += cardValue;</text:span></text:p>
            <text:p text:style-name="P45"><text:span text:style-name="T36"><text:s text:c="12"/>if (cardValue == 1) {</text:span></text:p>
            <text:p text:style-name="P45"><text:span text:style-name="T36"><text:s text:c="16"/>aces++;</text:span></text:p>
            <text:p text:style-name="P45"><text:span text:style-name="T36"><text:s text:c="12"/>}</text:span></text:p>
            <text:p text:style-name="P45"><text:span text:style-name="T36"><text:s text:c="8"/>}</text:span></text:p>
            <text:p text:style-name="P45"><text:span text:style-name="T36"/></text:p>
            <text:p text:style-name="P45"><text:span text:style-name="T36"><text:s text:c="8"/>// If the hand contains an Ace and the score is 11 or less, add 10 to the score.</text:span></text:p>
            <text:p text:style-name="P45"><text:span text:style-name="T36"><text:s text:c="8"/>while (score &lt;= 11 &amp;&amp; aces &gt; 0) {</text:span></text:p>
            <text:p text:style-name="P45"><text:span text:style-name="T36"><text:s text:c="12"/>score += 10;</text:span></text:p>
            <text:p text:style-name="P45"><text:span text:style-name="T36"><text:s text:c="12"/>aces--;</text:span></text:p>
            <text:p text:style-name="P45"><text:span text:style-name="T36"><text:s text:c="8"/>}</text:span></text:p>
            <text:p text:style-name="P45"><text:span text:style-name="T36"/></text:p>
            <text:p text:style-name="P45"><text:span text:style-name="T36"><text:s text:c="8"/>return score;</text:span></text:p>
            <text:p text:style-name="P45"><text:span text:style-name="T36"><text:s text:c="4"/>}</text:span></text:p>
            <text:p text:style-name="P45"><text:span text:style-name="T36"/></text:p>
            <text:p text:style-name="P45"><text:span text:style-name="T36"><text:s text:c="4"/>// Load an image of a playing card from the resource folder.</text:span></text:p>
            <text:p text:style-name="P45"><text:span text:style-name="T36"><text:s text:c="4"/>private ImageIcon loadImage(String cardName) {</text:span></text:p>
            <text:p text:style-name="P45"><text:span text:style-name="T36"><text:s text:c="8"/>try {</text:span></text:p>
            <text:p text:style-name="P45"><text:span text:style-name="T36"><text:s text:c="12"/>String resourcePath = "/cards/" + cardName + ".png";</text:span></text:p>
            <text:p text:style-name="P45"><text:span text:style-name="T36"><text:s text:c="12"/>System.out.println("Loading image: " + resourcePath);</text:span></text:p>
            <text:p text:style-name="P45"><text:span text:style-name="T36"><text:s text:c="12"/>InputStream in = getClass().getResourceAsStream(resourcePath);</text:span></text:p>
            <text:p text:style-name="P45"><text:span text:style-name="T36"><text:s text:c="12"/>BufferedImage img = ImageIO.read(in);</text:span></text:p>
            <text:p text:style-name="P45"><text:span text:style-name="T36"><text:s text:c="12"/>return new ImageIcon(img);</text:span></text:p>
            <text:p text:style-name="P45"><text:span text:style-name="T36"><text:s text:c="8"/>} catch (IOException e) {</text:span></text:p>
            <text:p text:style-name="P45"><text:span text:style-name="T36"><text:s text:c="12"/>System.err.println("Error loading card image: " + cardName);</text:span></text:p>
            <text:p text:style-name="P45"><text:span text:style-name="T36"><text:s text:c="12"/>e.printStackTrace();</text:span></text:p>
            <text:p text:style-name="P45"><text:span text:style-name="T36"><text:s text:c="12"/>return null;</text:span></text:p>
            <text:p text:style-name="P45"><text:span text:style-name="T36"><text:s text:c="8"/>}</text:span></text:p>
            <text:p text:style-name="P45"><text:span text:style-name="T36"><text:s text:c="4"/>}</text:span></text:p>
            <text:p text:style-name="P45"><text:span text:style-name="T36">}</text:span></text:p>
          </table:table-cell>
        </table:table-row>
      </table:table>
      <text:p text:style-name="P47"><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